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04307" officeooo:paragraph-rsid="00104307"/>
    </style:style>
    <style:style style:name="P2" style:family="paragraph" style:parent-style-name="Standard">
      <style:text-properties officeooo:rsid="0011088a" officeooo:paragraph-rsid="0011088a"/>
    </style:style>
    <style:style style:name="P3" style:family="paragraph" style:parent-style-name="Standard" style:list-style-name="L1">
      <style:text-properties officeooo:rsid="0011088a" officeooo:paragraph-rsid="0011088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58402378" text:style-name="L1">
        <text:list-item>
          <text:p text:style-name="P1">Create types todo and todoList&lt;todo&gt;</text:p>
        </text:list-item>
        <text:list-item>
          <text:p text:style-name="P1">Add input and button add a new todo</text:p>
        </text:list-item>
        <text:list-item>
          <text:p text:style-name="P1">Create a todo component with isDone checkbox, Description, and delete button</text:p>
        </text:list-item>
        <text:list-item>
          <text:p text:style-name="P1">useState hook for todos list</text:p>
        </text:list-item>
        <text:list-item>
          <text:p text:style-name="P1">addTodo()</text:p>
        </text:list-item>
        <text:list-item>
          <text:p text:style-name="P1">toggleTodoState()</text:p>
        </text:list-item>
        <text:list-item>
          <text:p text:style-name="P1">deleteDodo()</text:p>
        </text:list-item>
        <text:list-item>
          <text:p text:style-name="P1">clearAll()</text:p>
        </text:list-item>
        <text:list-item>
          <text:p text:style-name="P3">Format UI with tailwind</text:p>
        </text:list-item>
        <text:list-item>
          <text:p text:style-name="P3">Navbar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0:24:44.345629843</meta:creation-date>
    <dc:date>2023-05-07T10:31:40.376789361</dc:date>
    <meta:editing-duration>PT6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8" meta:character-count="262" meta:non-whitespace-character-count="234"/>
  </office:meta>
</office:document-meta>
</file>